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5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center"/>
    </style:style>
  </office:automatic-styles>
  <office:body>
    <office:text>
      <text:p text:style-name="P1"><text:span text:style-name="T1">Documento de requisito do sistema web da loja de artigos para caça “Tupi”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Versão:1.0</text:span></text:p>
      <text:p text:style-name="P2"><text:span text:style-name="T3">Escrito por: Gabriel Rodrigues Martins</text:span></text:p>
      <text:p text:style-name="P2"><text:span text:style-name="T3">24/05/22</text:span></text:p>
      <text:p text:style-name="P3"><text:span text:style-name="T4">1.Introdução</text:span></text:p>
      <text:p text:style-name="P3"><text:span text:style-name="T5"/></text:p>
      <text:p text:style-name="P4"><text:span text:style-name="T6"><text:tab/>Este documento engloba os requerimentos do sistema web<text:s text:c="78"/>da loja de artigos de caça “Tupi”, com a finalidade de guiar<text:s text:c="2"/>os desenvolvedores e projetistas na confecção, testamento e implementação de tal produto.</text:span></text:p>
      <text:p text:style-name="P5"><text:span text:style-name="T7"/></text:p>
      <text:p text:style-name="P5"><text:span text:style-name="T8">2.Descrição geral do sistema</text:span></text:p>
      <text:p text:style-name="P5"><text:span text:style-name="T9"/></text:p>
      <text:p text:style-name="P6"><text:span text:style-name="T10"><text:tab/>O que se segue são as exigências do sistema com requerido pelo cliente(Artigos de caça “Tupi”) coletadas pelo analista de<text:s text:c="2"/>sistemas na visita realizada dia 20/05/22 a sede do cliente:</text:span></text:p>
      <text:p text:style-name="P6"><text:span text:style-name="T10"><text:tab/></text:span><text:span text:style-name="T11">É solicitado um sistema web onde o usuário seja capaz de observar os produtos que estejam em estoque. O usuário deve também ser capaz de analisar os produtos e suas características junto de um texto explicatório, eles também podem comprar os produtos, o qual necessita que ele esteja cadastrado no banco de dados da empresa, e para conclusão do pagamento um formulário deve ser preenchido. O site deve ser simples e parecer “ok” esteticamente.</text:span></text:p>
      <text:p text:style-name="P6"><text:span text:style-name="T12"/></text:p>
      <text:p text:style-name="P6"><text:span text:style-name="T12"/></text:p>
      <text:p text:style-name="P7"><text:span text:style-name="T13">3.Requisitos</text:span></text:p>
      <text:p text:style-name="P8"><text:span text:style-name="T13"><text:tab/></text:span><text:span text:style-name="T14">Listam-se abaixo os requisitos funcionais e não-funcionais extraídos das exigências acima:</text:span></text:p>
      <text:p text:style-name="P8"><text:span text:style-name="T15"/></text:p>
      <text:p text:style-name="P8"><text:span text:style-name="T16">3.1 Requisitos Funcionais:(fazer tabelas)</text:span></text:p>
      <text:p text:style-name="P8"><text:span text:style-name="T16"><text:tab/>[RF001]Checar a disponibilidade do produto.</text:span></text:p>
      <text:p text:style-name="P8"><text:span text:style-name="T17">&gt;O sistema deve retornar a disponibilidade do produto ao usuário e caso não haja tal.</text:span></text:p>
      <text:p text:style-name="P8"><text:span text:style-name="T18"><text:tab/>[RF002]Analisar os produtos</text:span></text:p>
      <text:p text:style-name="P8"><text:span text:style-name="T19">&gt;O sistema deve permitir o usuário de ver o produto e suas características.</text:span></text:p>
      <text:p text:style-name="P8"><text:span text:style-name="T20"><text:tab/>[RF003]Realizar compra</text:span></text:p>
      <text:p text:style-name="P8"><text:span text:style-name="T21">&gt;O sistema deve computar a compra e atualizar o banco de dados com os dados providos.</text:span></text:p>
      <text:p text:style-name="P8"><text:span text:style-name="T22"><text:tab/>[RF004]Realizar login</text:span></text:p>
      <text:p text:style-name="P8"><text:span text:style-name="T23">&gt;O sistema deve realizar logins e cadastros.</text:span></text:p>
      <text:p text:style-name="P8"><text:span text:style-name="T23"/></text:p>
      <text:p text:style-name="P8"><text:span text:style-name="T24">3.2 Requisitos Não-funcionais:</text:span></text:p>
      <text:p text:style-name="P8"><text:span text:style-name="T24"><text:tab/>[NF001]Estética</text:span></text:p>
      <text:p text:style-name="P8"><text:span text:style-name="T25">&gt;O site deve ser decorado com apenas css básico.</text:span></text:p>
      <text:p text:style-name="P8"><text:span text:style-name="T26"><text:tab/>[NF002]Simplicidade</text:span></text:p>
      <text:p text:style-name="P8"><text:span text:style-name="T27">&gt;Não fazer uso de “frameworks” ou estruturas complexas.</text:span></text:p>
      <text:p text:style-name="P8"><text:span text:style-name="T28"/></text:p>
      <text:p text:style-name="P9"><text:span text:style-name="T29">4.Diagrama de caso de uso</text:span><text:span text:style-name="T30"><text:s/></text:span></text:p>
      <text:p text:style-name="P9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